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C00000110E4268F6D.png" manifest:media-type="image/png"/>
  <manifest:file-entry manifest:full-path="Pictures/10000001000002A20000009F47BEE7FD.png" manifest:media-type="image/png"/>
  <manifest:file-entry manifest:full-path="Pictures/10000001000002A20000009F981C8E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604a9" officeooo:paragraph-rsid="001604a9"/>
    </style:style>
    <style:style style:name="P2" style:family="paragraph" style:parent-style-name="Standard">
      <style:text-properties officeooo:rsid="0017c27d" officeooo:paragraph-rsid="0017c2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4.2</text:p>
      <text:p text:style-name="P1"><draw:frame draw:style-name="fr1" draw:name="Image1" text:anchor-type="char" svg:width="17cm" svg:height="4.009cm" draw:z-index="0"><draw:image xlink:href="Pictures/10000001000002A20000009F981C8E46.png" xlink:type="simple" xlink:show="embed" xlink:actuate="onLoad" draw:mime-type="image/png"/></draw:frame>Falta poner lo de los riesgos</text:p>
      <text:p text:style-name="P1"/>
      <text:p text:style-name="P2">4.3</text:p>
      <text:p text:style-name="P1"/>
      <text:p text:style-name="P1"/>
      <text:p text:style-name="P1"><draw:frame draw:style-name="fr1" draw:name="Image2" text:anchor-type="char" svg:width="17cm" svg:height="4.009cm" draw:z-index="1"><draw:image xlink:href="Pictures/10000001000002A20000009F47BEE7FD.png" xlink:type="simple" xlink:show="embed" xlink:actuate="onLoad" draw:mime-type="image/png"/></draw:frame><text:line-break/></text:p>
      <text:p text:style-name="P1"><draw:frame draw:style-name="fr1" draw:name="Image3" text:anchor-type="char" svg:width="17cm" svg:height="5.479cm" draw:z-index="2"><draw:image xlink:href="Pictures/100000010000034C00000110E4268F6D.png" xlink:type="simple" xlink:show="embed" xlink:actuate="onLoad" draw:mime-type="image/png"/></draw:frame>..</text:p>
      <text:p text:style-name="P1"/>
      <text:p text:style-name="P2">4.4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1:40:50.681601699</meta:creation-date>
    <dc:date>2025-10-08T11:56:01.471421090</dc:date>
    <meta:editing-duration>PT4M29S</meta:editing-duration>
    <meta:editing-cycles>1</meta:editing-cycles>
    <meta:document-statistic meta:table-count="0" meta:image-count="3" meta:object-count="0" meta:page-count="1" meta:paragraph-count="6" meta:word-count="10" meta:character-count="41" meta:non-whitespace-character-count="35"/>
    <meta:generator>LibreOffice/24.2.7.2$Linux_X86_64 LibreOffice_project/420$Build-2</meta:generator>
  </office:meta>
</office:document-meta>
</file>